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T90" style:parent-style-name="預設段落字型" style:family="text">
      <style:text-properties style:font-name-complex="Calibri" fo:color="#000000" style:font-size-complex="12pt"/>
    </style:style>
    <style:style style:name="T91" style:parent-style-name="預設段落字型" style:family="text">
      <style:text-properties style:font-name-complex="Calibri" fo:color="#000000" style:font-size-complex="12pt"/>
    </style:style>
    <style:style style:name="T92" style:parent-style-name="預設段落字型" style:family="text">
      <style:text-properties style:font-name-complex="Calibri" fo:color="#000000" style:font-size-complex="12pt"/>
    </style:style>
    <style:style style:name="T93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8頭前庄站發車時刻</text:p>
      <text:p text:style-name="P2">1月台往新北產業園區站平常日</text:p>
      <text:p text:style-name="P3">6時6、14、22、29、38、44、48、52分</text:p>
      <text:p text:style-name="P4">7時0、5、9、14、18、23、28、33、37、42、46、52、57分</text:p>
      <text:p text:style-name="P5">8時2、7、12、17、22、27、31、36、40、45、50、55分</text:p>
      <text:p text:style-name="P6">9時0、6、10、16、21、27、35、42、51、59分</text:p>
      <text:p text:style-name="P7">10時8、15、21、28、35、43、50、58分</text:p>
      <text:p text:style-name="P8">11時5、14、21、29、36、44、51、59分</text:p>
      <text:p text:style-name="P9">12時6、14、21、29、36、44、51、59分</text:p>
      <text:p text:style-name="P10">13時6、14、21、29、36、44、51、59分</text:p>
      <text:p text:style-name="P11">14時6、14、21、29、36、44、51、59分</text:p>
      <text:p text:style-name="P12">15時6、14、21、29、36、44、51、59分</text:p>
      <text:p text:style-name="P13">16時6、14、21、29、36、44、49、56分</text:p>
      <text:p text:style-name="P14">17時0、5、10、14、20、25、28、33、38、43、48、53、58分</text:p>
      <text:p text:style-name="P15">18時3、8、13、17、22、27、31、36、41、45、50、55分</text:p>
      <text:p text:style-name="P16">19時1、6、11、16、21、25、30、35、40、44、50、58分</text:p>
      <text:p text:style-name="P17">20時7、18、28、37、47、57分</text:p>
      <text:p text:style-name="P18">21時7、17、27、37、47、57分</text:p>
      <text:p text:style-name="P19">22時7、18、27、37、47、57分</text:p>
      <text:p text:style-name="P20">23時6、16、25、33、41、54分</text:p>
      <text:p text:style-name="P21">24時5、18、29分</text:p>
      <text:p text:style-name="P22"/>
      <text:p text:style-name="P23">1月台往新北產業園區站週六、週日及國定假日</text:p>
      <text:p text:style-name="P24">06時14、22、29、38、46、55分</text:p>
      <text:p text:style-name="P25">03時10、17、26、36、47、57分</text:p>
      <text:p text:style-name="P26">07時17、27、38、47、57分</text:p>
      <text:p text:style-name="P27">07時17、27、36、45、53分</text:p>
      <text:p text:style-name="P28">01時07、14、21、29、36、44、51、59分</text:p>
      <text:p text:style-name="P29">06時14、21、29、36、44、51、59分</text:p>
      <text:p text:style-name="P30">06時14、21、29、36、44、51、59分</text:p>
      <text:p text:style-name="P31">06時14、21、29、36、44、51、59分</text:p>
      <text:p text:style-name="P32">06時14、21、29、36、44、51、59分</text:p>
      <text:p text:style-name="P33">06時14、21、29、36、44、51、59分</text:p>
      <text:p text:style-name="P34">06時14、21、29、36、44、51、59分</text:p>
      <text:p text:style-name="P35">06時14、21、29、36、44、51、59分</text:p>
      <text:p text:style-name="P36">08時17、28、38、47、58分</text:p>
      <text:p text:style-name="P37">08時18、28、37、47、57分</text:p>
      <text:p text:style-name="P38">07時17、27、37、47、57分</text:p>
      <text:soft-page-break/>
      <text:p text:style-name="P39">07時17、27、37、47、57分</text:p>
      <text:p text:style-name="P40">07時17、27、37、47、57分</text:p>
      <text:p text:style-name="P41">07時16、25、33、41、54分</text:p>
      <text:p text:style-name="P42">05時18、29分</text:p>
      <text:p text:style-name="P43"/>
      <text:p text:style-name="P44">2月台往大坪林站平常日</text:p>
      <text:p text:style-name="P45">6時4、9、18、25、32、40、48、54、58分</text:p>
      <text:p text:style-name="P46">7時4、9、15、19、24、29、34、39、43、48、52、58分</text:p>
      <text:p text:style-name="P47">8時2、8、13、18、23、27、32、37、42、46、50、56分</text:p>
      <text:p text:style-name="P48">9時1、6、10、16、22、27、33、40、48、55分</text:p>
      <text:p text:style-name="P49">10時3、12、20、26、33、41、48、56分</text:p>
      <text:p text:style-name="P50">11時3、11、18、26、33、41、48、56分</text:p>
      <text:p text:style-name="P51">12時3、11、18、26、33、41、48、56分</text:p>
      <text:p text:style-name="P52">13時3、11、18、26、33、41、48、56分</text:p>
      <text:p text:style-name="P53">14時3、11、18、26、33、41、48、56分</text:p>
      <text:p text:style-name="P54">15時3、11、18、26、33、41、48、56分</text:p>
      <text:p text:style-name="P55">16時3、11、19、26、34、40、48、55分</text:p>
      <text:p text:style-name="P56">17時0、6、10、15、20、25、30、34、39、43、48、53、58分</text:p>
      <text:p text:style-name="P57">18時2、9、14、18、23、28、33、37、42、47、51、56分</text:p>
      <text:p text:style-name="P58">19時1、6、12、17、22、26、31、36、40、45、50、56分</text:p>
      <text:p text:style-name="P59">20時4、14、24、34、44、54分</text:p>
      <text:p text:style-name="P60">21時4、14、24、34、44、54分</text:p>
      <text:p text:style-name="P61">22時4、14、24、32、41、51分</text:p>
      <text:p text:style-name="P62">23時1、12、20、28、36、44、52分</text:p>
      <text:p text:style-name="P63">24時4分</text:p>
      <text:p text:style-name="P64"/>
      <text:p text:style-name="P65">2月台往大坪林站週六、週日及國定假日</text:p>
      <text:p text:style-name="P66">6時04、09、16、24、33、42、52分</text:p>
      <text:p text:style-name="P67">7時01、12、22、33、43、53分</text:p>
      <text:p text:style-name="P68">8時04、14、24、34、44、54分</text:p>
      <text:p text:style-name="P69">9時04、14、23、32、40、49、56分</text:p>
      <text:p text:style-name="P70">10時04、11、19、26、34、41、49、56分</text:p>
      <text:p text:style-name="P71">11時04、11、19、26、34、41、49、56分</text:p>
      <text:p text:style-name="P72">12時04、11、19、26、34、41、49、56分</text:p>
      <text:p text:style-name="P73">13時04、11、19、26、34、41、49、56分</text:p>
      <text:p text:style-name="P74">14時04、11、19、26、34、41、49、56分</text:p>
      <text:p text:style-name="P75">15時04、11、19、26、34、41、49、56分</text:p>
      <text:p text:style-name="P76">16時04、11、19、26、34、41、49、56分</text:p>
      <text:soft-page-break/>
      <text:p text:style-name="P77">17時04、11、19、27、34、41、48、54分</text:p>
      <text:p text:style-name="P78">18時04、14、24、34、44、54分</text:p>
      <text:p text:style-name="P79">19時04、14、24、34、44、54分</text:p>
      <text:p text:style-name="P80">20時04、14、24、34、44、54分</text:p>
      <text:p text:style-name="P81">21時04、14、24、34、44、54分</text:p>
      <text:p text:style-name="P82">22時04、14、23、32、41、51分</text:p>
      <text:p text:style-name="P83">23時01、12、20、28、36、44、52分</text:p>
      <text:p text:style-name="內文"><text:span text:style-name="T84">24</text:span><text:span text:style-name="T85">時</text:span><text:span text:style-name="T86">04</text:span><text:span text:style-name="T87">、</text:span><text:span text:style-name="T88">16</text:span><text:span text:style-name="T89">、</text:span><text:span text:style-name="T90">29</text:span><text:span text:style-name="T91">、</text:span><text:span text:style-name="T92">40</text:span><text:span text:style-name="T93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陳可虔</meta:initial-creator>
    <dc:creator>馮道弘</dc:creator>
    <meta:creation-date>2025-07-28T05:41:00Z</meta:creation-date>
    <dc:date>2025-07-28T05:49:00Z</dc:date>
    <meta:template xlink:href="Normal.dotm" xlink:type="simple"/>
    <meta:editing-cycles>3</meta:editing-cycles>
    <meta:editing-duration>PT480S</meta:editing-duration>
    <meta:document-statistic meta:page-count="3" meta:paragraph-count="4" meta:word-count="302" meta:character-count="2023" meta:row-count="14" meta:non-whitespace-character-count="1725"/>
  </office:meta>
</office:document-meta>
</file>